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fo:font-size="24pt" fo:language="pt" fo:country="BR" style:font-size-asian="24pt" style:font-size-complex="24pt"/>
    </style:style>
    <style:style style:name="P9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margin-left="0cm" fo:margin-right="0cm" fo:text-align="justify" style:justify-single-word="false" fo:text-indent="1.228cm" style:auto-text-indent="false"/>
      <style:text-properties fo:font-size="12pt" fo:language="pt" fo:country="BR" style:font-size-asian="12pt" style:font-size-complex="12pt"/>
    </style:style>
    <style:style style:name="P12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3.747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6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17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9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0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pt" fo:country="BR"/>
    </style:style>
    <style:style style:name="P23" style:family="paragraph" style:parent-style-name="Heading_20_1">
      <style:paragraph-properties fo:margin-left="1.27cm" fo:margin-right="0cm" fo:text-indent="-1.27cm" style:auto-text-indent="false"/>
    </style:style>
    <style:style style:name="P24" style:family="paragraph" style:parent-style-name="Título" style:master-page-name="MP0">
      <style:paragraph-properties style:page-number="auto" fo:break-before="page"/>
    </style:style>
    <style:style style:name="P25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6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7" style:family="paragraph" style:parent-style-name="Text_20_body" style:list-style-name="WW8Num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Text_20_body" style:list-style-name="WW8Num2">
      <style:paragraph-properties fo:margin-left="0cm" fo:margin-right="0cm" fo:text-align="justify" style:justify-single-word="false" fo:text-indent="1.249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pt" fo:country="BR" fo:font-weight="bold" style:letter-kerning="true" style:font-name-asian="Times New Roman" style:font-size-asian="12pt" style:language-asian="zh" style:country-asian="CN" style:font-weight-asian="bold" style:font-size-complex="12pt" style:font-weight-complex="bold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size="24pt" fo:language="pt" fo:country="BR" style:font-size-asian="24pt" style:font-size-complex="24pt"/>
    </style:style>
    <style:style style:name="T5" style:family="text">
      <style:text-properties fo:font-size="12pt" fo:language="pt" fo:country="BR" style:font-size-asian="12pt" style:font-size-complex="12pt"/>
    </style:style>
    <style:style style:name="T6" style:family="text">
      <style:text-properties fo:color="#000000" fo:font-size="12pt" fo:language="pt" fo:country="BR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20LVL1" text:bullet-char="o">
        <style:list-level-properties text:space-before="1.879cm" text:min-label-width="0.635cm"/>
        <style:text-properties style:font-name="Courier New"/>
      </text:list-level-style-bullet>
      <text:list-level-style-bullet text:level="2" text:style-name="WW_5f_CharLFO20LVL2" text:bullet-char="o">
        <style:list-level-properties text:space-before="3.149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_5f_CharLFO20LVL4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_5f_CharLFO20LVL5" text:bullet-char="o">
        <style:list-level-properties text:space-before="6.959cm" text:min-label-width="0.635cm"/>
        <style:text-properties style:font-name="Courier New"/>
      </text:list-level-style-bullet>
      <text:list-level-style-bullet text:level="6" text:style-name="WW_5f_CharLFO20LVL6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_5f_CharLFO20LVL7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_5f_CharLFO20LVL8" text:bullet-char="o">
        <style:list-level-properties text:space-before="10.769cm" text:min-label-width="0.635cm"/>
        <style:text-properties style:font-name="Courier New"/>
      </text:list-level-style-bullet>
      <text:list-level-style-bullet text:level="9" text:style-name="WW_5f_CharLFO20LVL9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tab/><text:tab/><text:tab/><text:tab/><text:span text:style-name="Fonte_20_parág._20_padrão"><text:span text:style-name="T4">Memória Virtual</text:span></text:span><text:span text:style-name="Fonte_20_parág._20_padrão"><text:span text:style-name="T4"><text:line-break/></text:span></text:span><text:span text:style-name="Fonte_20_parág._20_padrão"><text:span text:style-name="T4"> </text:span></text:span><text:span text:style-name="Fonte_20_parág._20_padrão"><text:span text:style-name="T4"><text:tab/></text:span></text:span><text:span text:style-name="Fonte_20_parág._20_padrão"><text:span text:style-name="T4"><text:tab/>Caso de Uso: Enviar Convite</text:span></text:span></text:p>
      <text:p text:style-name="P8"/>
      <text:h text:style-name="P23" text:outline-level="1">Breve Descrição</text:h>
      <text:p text:style-name="P9">O Administrador ou o Gerente deseja iniciar o cadastro de um novo usuário no sistema. Para isso envia um convite para o e-mail do candidato a usuário contendo as instruções para a continuação do processo de cadastro. Também é possível, através de uma única operação, fazer convites coletivos (mais de um usuário a ser cadastrado).</text:p>
      <text:h text:style-name="Heading_20_1" text:outline-level="1">Breve Descrição dos Atores</text:h>
      <text:p text:style-name="P9">- Gerente (da Instituição): Envia o convite para o cadastramento de revisores e catalogadores para sua instituição.</text:p>
      <text:p text:style-name="P10"><text:span text:style-name="Fonte_20_parág._20_padrão"><text:span text:style-name="T5">- Administrador (do Sistema): Envia o convite para o cadastramento </text:span></text:span><text:span text:style-name="Fonte_20_parág._20_padrão"><text:span text:style-name="T6">de outros administradores,</text:span></text:span><text:span text:style-name="Fonte_20_parág._20_padrão"><text:span text:style-name="T5"> assim como gerentes, revisores e catalogadores.</text:span></text:span></text:p>
      <text:h text:style-name="Heading_20_1" text:outline-level="1">Pré-condições</text:h>
      <text:p text:style-name="P9">- O Administrador/Gerente está cadastrado e logado no sistema.</text:p>
      <text:p text:style-name="P9">- O e-mail do(s) candidato(s) a usuário deve ser fornecido.</text:p>
      <text:h text:style-name="Heading_20_1" text:outline-level="1">Fluxo Básico de eventos</text:h>
      <text:list xml:id="list21627768" text:style-name="WW8Num7">
        <text:list-item text:start-value="1">
          <text:p text:style-name="P26">O Administrador/gerente seleciona a opção “Enviar Convites”;</text:p>
        </text:list-item>
        <text:list-item>
          <text:p text:style-name="P26">O sistema exibe uma tela contendo os seguintes itens de preenchimento obrigatório:</text:p>
        </text:list-item>
      </text:list>
      <text:p text:style-name="P11">- campo para inserção do e-mail do candidato a usuário;</text:p>
      <text:p text:style-name="P12">- opção para selecionar o “Prazo de Validade” do convite que pode ser de 1 a 30 dias (caso essa opção esteja disponível no sistema);</text:p>
      <text:p text:style-name="P12">- opção para selecionar o “Nível de Acesso” ao sistema que será concedido ao candidato a usuário (preenchimento opcional):</text:p>
      <text:p text:style-name="P13">a.<text:tab/>As opções de nível de acesso ao sistema exibidas dependem do tipo de usuário que está criando o convite, ou seja, respeitam o proposto na Breve Descrição dos Atores.</text:p>
      <text:p text:style-name="P12">- opção para selecionar a “Instituição” a qual o candidato a usuário está vinculado (preenchimento opcional);</text:p>
      <text:p text:style-name="P12"><text:soft-page-break/>- campo para adicionar “Mensagem Personalizada” ao convite (preenchimento opcional);</text:p>
      <text:p text:style-name="P12">- opção “Enviar” o convite;</text:p>
      <text:p text:style-name="P12">- opção “Cancelar” para desistir de enviar convite;</text:p>
      <text:list xml:id="list21665061" text:continue-numbering="true" text:style-name="WW8Num7">
        <text:list-item>
          <text:p text:style-name="P26"><text:s text:c="3"/>O administrador/gerente informa ao sistema o e-mail do candidato a usuário ou, no caso de convite coletivo, os e-mails dos candidatos a usuários:</text:p>
        </text:list-item>
      </text:list>
      <text:p text:style-name="P12">a.<text:tab/>No caso da criação de convites coletivos o nível de acesso ao sistema deve ser o mesmo para todos os candidatos a usuários envolvidos.</text:p>
      <text:list xml:id="list21676722" text:continue-numbering="true" text:style-name="WW8Num7">
        <text:list-item>
          <text:p text:style-name="P26">O Administrador/Gerente seleciona, entre as opções exibidas, o Tempo de Validade do Convite, caso essa opção esteja disponível, o Nível de Acesso do Usuário e a Instituição a qual o candidato a usuário está vinculado;</text:p>
        </text:list-item>
        <text:list-item>
          <text:p text:style-name="P26">O Administrador/Gerente, caso possua alguma informação para adicionar, preenche o campo para envio de mensagem personalizada;</text:p>
        </text:list-item>
        <text:list-item>
          <text:p text:style-name="P26">O Administrador/Gerente seleciona a opção “Enviar” confirmando o envio do convite;</text:p>
        </text:list-item>
        <text:list-item>
          <text:p text:style-name="P26">O sistema envia o(s) convite(s) ao(s) e-mail(s) do(s) candidato(s) a usuário(s) contendo:</text:p>
        </text:list-item>
      </text:list>
      <text:p text:style-name="P12">- Mensagem informando que o usuário foi adicionado ao Sistema:</text:p>
      <text:p text:style-name="P12"><text:tab/>a.<text:tab/>“Olá, você foi adicionado ao Sistema do Memória Virtual”;</text:p>
      <text:p text:style-name="P12">- Mensagem de instruções:</text:p>
      <text:p text:style-name="P12"><text:tab/>a.<text:tab/>“Clique no link abaixo para aceitar o convite: &lt;link&gt;”;</text:p>
      <text:p text:style-name="P12">- Mensagem informando o prazo de validade do convite:</text:p>
      <text:p text:style-name="P12"><text:tab/>a.<text:tab/>“O prazo de validade do convite é de &lt;número de dias escolhido pelo Administrador/Gerente que está enviando o convite&gt; dias”;</text:p>
      <text:p text:style-name="P12">- Mensagem personalizada, caso exista, escrita pelo Administrador/Gerente, </text:p>
      <text:list xml:id="list21654800" text:continue-numbering="true" text:style-name="WW8Num7">
        <text:list-item>
          <text:p text:style-name="P26"><text:s/>O sistema exibe a mensagem “Convite(s) Enviado(s)”.</text:p>
        </text:list-item>
        <text:list-item>
          <text:p text:style-name="P26">O caso de uso termina.</text:p>
        </text:list-item>
      </text:list>
      <text:h text:style-name="Heading_20_1" text:outline-level="1">Fluxos Alternativos</text:h>
      <text:p text:style-name="P29">Fluxo Alternativo 1</text:p>
      <text:p text:style-name="P9">Se no passo 3 do fluxo básico o e-mail fornecido é inválido (retorna), então: <text:s/></text:p>
      <text:list xml:id="list21636120" text:style-name="WW8Num2">
        <text:list-item text:start-value="1">
          <text:p text:style-name="P27">O sistema exibe a mensagem: “E-mail inválido” e em seguida a mensagem “Redirecionando para a tela de Envio de Convites”;</text:p>
        </text:list-item>
        <text:list-item>
          <text:p text:style-name="P27">O sistema deve voltar à tela de envio de convite.</text:p>
        </text:list-item>
      </text:list>
      <text:p text:style-name="P14"><text:soft-page-break/>Fluxo Alternativo 2</text:p>
      <text:p text:style-name="P9">Se no passo 3 do fluxo básico o e-mail fornecido já existe no sistema, então:</text:p>
      <text:list xml:id="list21668123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7">O sistema exibe a mensagem: “E-mail já cadastrado no sistema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O sistema deve voltar à tela de envio de convite.</text:p>
        </text:list-item>
      </text:list>
      <text:p text:style-name="P14">Fluxo Alternativo 3</text:p>
      <text:p text:style-name="P16"><text:span text:style-name="Fonte_20_parág._20_padrão"><text:span text:style-name="T5">Se nos passo 3 e 4 do Fluxo Básico as informações não forem fornecidas ao sistema e o usuário tentar ir par</text:span></text:span><text:span text:style-name="Fonte_20_parág._20_padrão"><text:span text:style-name="T5">a o passo </text:span></text:span><text:span text:style-name="Fonte_20_parág._20_padrão"><text:span text:style-name="T5">6</text:span></text:span><text:span text:style-name="Fonte_20_parág._20_padrão"><text:span text:style-name="T5">, então:</text:span></text:span></text:p>
      <text:list xml:id="list21677837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8">O sistema exibe a mensagem (respeitando o dado não fornecido):</text:p>
                    </text:list-item>
                  </text:list>
                </text:list-item>
              </text:list>
            </text:list-item>
          </text:list>
        </text:list-item>
      </text:list>
      <text:p text:style-name="P17">a.<text:tab/>“O campo e-mail não foi preenchido”;</text:p>
      <text:p text:style-name="P17">b.<text:tab/>“Selecione o prazo de validade do convite;</text:p>
      <text:p text:style-name="P17">c.<text:tab/>“Selecione o nível de acesso ao sistema”;</text:p>
      <text:p text:style-name="P17">d.<text:tab/>“Selecione a Instituição” a qual o candidato a usuário pertence;</text:p>
      <text:p text:style-name="P18">2. O caso de uso retorna ao passo 3 ou 4 de acordo com a informação não fornecida.</text:p>
      <text:p text:style-name="P15">Fluxo Alternativo 4</text:p>
      <text:p text:style-name="P20">Se a qualquer momento o usuário selecionar a opção “Cancelar” o caso de uso termina.</text:p>
      <text:h text:style-name="Heading_20_1" text:outline-level="1">Pós-condições</text:h>
      <text:p text:style-name="P19">- Fluxo Básico: Um novo(s) usuário(s) com nível de acesso e e-mail fornecidos deve(m) ser criado no sistema.</text:p>
      <text:list xml:id="list21628969" text:style-name="L1">
        <text:list-item>
          <text:p text:style-name="P21">Fluxo Alternativo 1: Não existe alteração no sistema.</text:p>
        </text:list-item>
      </text:list>
      <text:list xml:id="list21627057" text:style-name="L2">
        <text:list-item>
          <text:list>
            <text:list-item>
              <text:p text:style-name="P22">Fluxo Alternativo 2: Não existe alteração no sistema.</text:p>
            </text:list-item>
            <text:list-item>
              <text:p text:style-name="P22">Fluxo Alternativo 3: O envio de convite está pendente.</text:p>
            </text:list-item>
            <text:list-item>
              <text:p text:style-name="P22">Fluxo Alternativo 4: Não há alteração no sistema.</text:p>
            </text:list-item>
          </text:list>
        </text:list-item>
      </text:list>
      <text:h text:style-name="Heading_20_1" text:outline-level="1">Requisitos especiais</text:h>
      <text:p text:style-name="P9">- A url enviada no e-mail, para que o convite possa ser aceito, deve ser segura e codificada.</text:p>
      <text:p text:style-name="P10"><text:span text:style-name="Fonte_20_parág._20_padrão"><text:span text:style-name="T5">- O sistema deve fazer uma verificação diária buscando convites pendentes</text:span></text:span><text:span text:style-name="Fonte_20_parág._20_padrão"><text:span text:style-name="T5"> </text:span></text:span><text:span text:style-name="Fonte_20_parág._20_padrão"><text:span text:style-name="T5">(</text:span></text:span><text:span text:style-name="Fonte_20_parág._20_padrão"><text:span text:style-name="T5">fora do prazo de validade estipulado</text:span></text:span><text:span text:style-name="Fonte_20_parág._20_padrão"><text:span text:style-name="T5">)</text:span></text:span><text:span text:style-name="Fonte_20_parág._20_padrão"><text:span text:style-name="T5"> para manter a integridade do sistem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Times New Roman" fo:font-size="12pt" fo:language="en" fo:country="US" style:letter-kerning="true" style:font-name-asian="Times New Roman" style:font-size-asian="12pt" style:language-asian="zh" style:country-asian="C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Arial" fo:font-size="12pt" fo:language="en" fo:country="US" fo:font-weight="bold" style:letter-kerning="true" style:font-name-asian="Times New Roman" style:font-size-asian="12pt" style:language-asian="zh" style:country-asian="CN" style:font-weight-asian="bold" style:font-name-complex="Times New Roman" style:font-size-complex="10pt"/>
    </style:style>
    <style:style style:name="Título_20_2_20_Char" style:display-name="Título 2 Char" style:family="text" style:parent-style-name="Fonte_20_parág._20_padrão">
      <style:text-properties style:font-name="Arial" fo:font-size="10pt" fo:language="en" fo:country="US" fo:font-weight="bold" style:letter-kerning="true" style:font-name-asian="Times New Roman" style:font-size-asian="10pt" style:language-asian="zh" style:country-asian="CN" style:font-weight-asian="bold" style:font-name-complex="Times New Roman" style:font-size-complex="10pt"/>
    </style:style>
    <style:style style:name="Título_20_3_20_Char" style:display-name="Título 3 Char" style:family="text" style:parent-style-name="Fonte_20_parág._20_padrão">
      <style:text-properties style:font-name="Arial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font-style-complex="italic"/>
    </style:style>
    <style:style style:name="Título_20_4_20_Char" style:display-name="Título 4 Char" style:family="text" style:parent-style-name="Fonte_20_parág._20_padrão">
      <style:text-properties style:font-name="Times New Roman" fo:font-size="14pt" fo:language="en" fo:country="US" fo:font-weight="bold" style:letter-kerning="true" style:font-name-asian="Times New Roman" style:font-size-asian="14pt" style:language-asian="zh" style:country-asian="CN" style:font-weight-asian="bold" style:font-name-complex="Times New Roman" style:font-size-complex="14pt" style:font-weight-complex="bold"/>
    </style:style>
    <style:style style:name="Título_20_5_20_Char" style:display-name="Título 5 Char" style:family="text" style:parent-style-name="Fonte_20_parág._20_padrão">
      <style:text-properties style:font-name="Times New Roman" fo:font-size="13pt" fo:language="en" fo:country="US" fo:font-style="italic" fo:font-weight="bold" style:letter-kerning="true" style:font-name-asian="Times New Roman" style:font-size-asian="13pt" style:language-asian="zh" style:country-asian="CN" style:font-style-asian="italic" style:font-weight-asian="bold" style:font-name-complex="Times New Roman" style:font-size-complex="13pt" style:font-style-complex="italic" style:font-weight-complex="bold"/>
    </style:style>
    <style:style style:name="Título_20_6_20_Char" style:display-name="Título 6 Char" style:family="text" style:parent-style-name="Fonte_20_parág._20_padrão">
      <style:text-properties style:font-name="Times New Roman" fo:language="en" fo:country="US" fo:font-weight="bold" style:letter-kerning="true" style:font-name-asian="Times New Roman" style:language-asian="zh" style:country-asian="CN" style:font-weight-asian="bold" style:font-name-complex="Times New Roman" style:font-weight-complex="bold"/>
    </style:style>
    <style:style style:name="Título_20_7_20_Char" style:display-name="Título 7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Título_20_8_20_Char" style:display-name="Título 8 Char" style:family="text" style:parent-style-name="Fonte_20_parág._20_padrão">
      <style:text-properties style:font-name="Times New Roman" fo:font-size="12pt" fo:language="en" fo:country="US" fo:font-style="italic" style:letter-kerning="true" style:font-name-asian="Times New Roman" style:font-size-asian="12pt" style:language-asian="zh" style:country-asian="CN" style:font-style-asian="italic" style:font-name-complex="Times New Roman" style:font-size-complex="12pt" style:font-style-complex="italic"/>
    </style:style>
    <style:style style:name="Título_20_9_20_Char" style:display-name="Título 9 Char" style:family="text" style:parent-style-name="Fonte_20_parág._20_padrão">
      <style:text-properties style:font-name="Arial" fo:language="en" fo:country="US" style:letter-kerning="true" style:font-name-asian="Times New Roman" style:language-asian="zh" style:country-asian="CN" style:font-name-complex="Arial"/>
    </style:style>
    <style:style style:name="Título_20_Char" style:display-name="Título Char" style:family="text" style:parent-style-name="Fonte_20_parág._20_padrão">
      <style:text-properties style:font-name="Arial" fo:font-size="14pt" fo:language="en" fo:country="US" style:letter-kerning="true" style:font-name-asian="SimSun" style:font-size-asian="14pt" style:language-asian="zh" style:country-asian="CN" style:font-name-complex="Tahoma" style:font-size-complex="14pt"/>
    </style:style>
    <style:style style:name="Cabeçalho_20_Char" style:display-name="Cabeçalho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Page_20_Number" style:display-name="Page Numbe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size="8pt" style:letter-kerning="true" style:font-name-asian="SimSun" style:font-size-asian="8pt" style:language-asian="zh" style:country-asian="CN" style:font-name-complex="Mangal" style:font-size-complex="7pt" style:language-complex="hi" style:country-complex="IN"/>
    </style:style>
    <style:style style:name="WW_5f_CharLFO20LVL1" style:display-name="WW_CharLFO20LVL1" style:family="text">
      <style:text-properties style:font-name="Courier New" style:font-name-complex="Courier New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4" style:display-name="WW_OutlineListStyle_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3" style:display-name="WW_OutlineListStyle_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10.83cm"/>
    </style:style>
    <style:style style:name="Tabela1.C" style:family="table-column">
      <style:table-column-properties style:column-width="2.805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1.2" style:family="table-row">
      <style:table-row-properties style:min-row-height="0.083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4" style:family="paragraph" style:parent-style-name="Standard">
      <style:paragraph-properties fo:margin-left="0cm" fo:margin-right="0.12cm" fo:margin-top="0.071cm" fo:margin-bottom="0.353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style:snap-to-layout-grid="false"/>
      <style:text-properties fo:font-size="10pt" style:font-size-asian="10pt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2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2"/>
              <text:p text:style-name="MP3">Documento de Especificação de Casos de Uso – CDU 20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5"><text:s text:c="2"/>Data: <text:s/>23/03/1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2">ICMC – USP, 2011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1</text:page-number></text:span></text:span><text:span text:style-name="Page_20_Number"><text:span text:style-name="MT2"> de 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Cris</meta:initial-creator>
    <meta:creation-date>2011-03-24T04:07:00Z</meta:creation-date>
    <dc:date>2011-04-07T01:54:34.13</dc:date>
    <meta:editing-cycles>128</meta:editing-cycles>
    <meta:editing-duration>PT2H56M</meta:editing-duration>
    <meta:document-statistic meta:table-count="2" meta:image-count="1" meta:object-count="0" meta:page-count="3" meta:paragraph-count="70" meta:word-count="837" meta:character-count="4907"/>
    <meta:template xlink:type="simple" xlink:actuate="onRequest" xlink:title="" xlink:href="Normal.dotm"/>
  </office:meta>
</office:document-meta>
</file>